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104cm" fo:min-width="2.1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9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0.85cm" fo:min-width="1.7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3.525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4.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</style:style>
    <style:style style:name="pr1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co3" style:family="table-column">
      <style:table-column-properties style:column-width="2.407cm" style:use-optimal-column-width="false"/>
    </style:style>
    <style:style style:name="co4" style:family="table-column">
      <style:table-column-properties style:column-width="2.37cm" style:use-optimal-column-width="false"/>
    </style:style>
    <style:style style:name="co5" style:family="table-column">
      <style:table-column-properties style:column-width="2.22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1.656cm"/>
    </style:style>
    <style:style style:name="ro4" style:family="table-row">
      <style:table-row-properties style:row-height="1.658cm"/>
    </style:style>
    <style:style style:name="ro5" style:family="table-row">
      <style:table-row-properties style:row-height="1.371cm"/>
    </style:style>
    <style:style style:name="ro6" style:family="table-row">
      <style:table-row-properties style:row-height="1.373cm"/>
    </style:style>
    <style:style style:name="ro7" style:family="table-row">
      <style:table-row-properties style:row-height="1.312cm"/>
    </style:style>
    <style:style style:name="ce1" style:family="table-cell">
      <loext:graphic-properties draw:textarea-vertical-align="middle"/>
      <style:paragraph-properties fo:margin-top="0cm" fo:margin-bottom="0.1cm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top="0cm" fo:margin-bottom="0.1cm"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2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standard" draw:layer="layout" svg:width="14.098cm" svg:height="3.998cm" svg:x="7.128cm" svg:y="5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60</text:p>
              </table:table-cell>
              <table:table-cell>
                <text:p text:style-name="P1">70</text:p>
              </table:table-cell>
              <table:table-cell>
                <text:p text:style-name="P1">75</text:p>
              </table:table-cell>
              <table:table-cell>
                <text:p text:style-name="P1">80</text:p>
              </table:table-cell>
              <table:table-cell>
                <text:p text:style-name="P1">85</text:p>
              </table:table-cell>
              <table:table-cell>
                <text:p text:style-name="P1">100</text:p>
              </table:table-cell>
            </table:table-row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3.042cm" svg:height="1.191cm" svg:x="2.358cm" svg:y="5.6cm">
          <draw:text-box>
            <text:p>股价序列</text:p>
          </draw:text-box>
        </draw:frame>
        <draw:frame draw:style-name="gr1" draw:text-style-name="P2" draw:layer="layout" svg:width="3.042cm" svg:height="1.191cm" svg:x="2.4cm" svg:y="7.6cm">
          <draw:text-box>
            <text:p>出现次数</text:p>
          </draw:text-box>
        </draw:frame>
        <draw:frame draw:style-name="standard" xml:id="id1" draw:id="id1" draw:layer="layout" svg:width="2.406cm" svg:height="1.998cm" svg:x="16.194cm" svg:y="0.8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 text:style-name="P3">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3.042cm" svg:height="1.191cm" svg:x="12.383cm" svg:y="1.329cm">
          <draw:text-box>
            <text:p>今日股价</text:p>
          </draw:text-box>
        </draw:frame>
        <draw:connector draw:style-name="gr2" draw:text-style-name="P3" draw:layer="layout" svg:x1="17.397cm" svg:y1="2.798cm" svg:x2="15.346cm" svg:y2="4.949cm" draw:start-shape="id1" draw:start-glue-point="2" svg:d="M17397 2798v1327h-2051v824" svg:viewBox="0 0 2052 2152">
          <text:p/>
        </draw:connector>
        <draw:line draw:style-name="gr3" draw:text-style-name="P4" draw:layer="layout" svg:x1="8cm" svg:y1="10.2cm" svg:x2="15.2cm" svg:y2="10.2cm">
          <text:p/>
        </draw:line>
        <draw:line draw:style-name="gr3" draw:text-style-name="P4" draw:layer="layout" svg:x1="8cm" svg:y1="10.2cm" svg:x2="7.6cm" svg:y2="9.8cm">
          <text:p/>
        </draw:line>
        <draw:line draw:style-name="gr3" draw:text-style-name="P4" draw:layer="layout" svg:x1="15.2cm" svg:y1="10.2cm" svg:x2="15.6cm" svg:y2="9.8cm">
          <text:p/>
        </draw:line>
        <draw:frame draw:style-name="gr4" draw:text-style-name="P2" draw:layer="layout" svg:width="3.4cm" svg:height="1.191cm" svg:x="11cm" svg:y="10.409cm">
          <draw:text-box>
            <text:p>求和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custom-shape draw:style-name="gr6" draw:text-style-name="P6" draw:layer="layout" svg:width="2.631cm" svg:height="2.354cm" svg:x="6.231cm" svg:y="3.215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77cm" svg:height="0.839cm" svg:x="5.723cm" svg:y="2.8cm">
          <draw:text-box>
            <text:p text:style-name="P7"><text:span text:style-name="T2">Root</text:span></text:p>
          </draw:text-box>
        </draw:frame>
        <draw:custom-shape draw:style-name="gr6" draw:text-style-name="P6" draw:layer="layout" svg:width="2.631cm" svg:height="2.354cm" svg:x="3.969cm" svg:y="6.815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77cm" svg:height="0.839cm" svg:x="3.461cm" svg:y="6.4cm">
          <draw:text-box>
            <text:p text:style-name="P7"><text:span text:style-name="T2">Left</text:span></text:p>
          </draw:text-box>
        </draw:frame>
        <draw:custom-shape draw:style-name="gr6" draw:text-style-name="P6" draw:layer="layout" svg:width="2.631cm" svg:height="2.354cm" svg:x="8.508cm" svg:y="6.846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77cm" svg:height="0.839cm" svg:x="8cm" svg:y="6.431cm">
          <draw:text-box>
            <text:p text:style-name="P7"><text:span text:style-name="T2">Right</text:span></text:p>
          </draw:text-box>
        </draw:frame>
        <draw:custom-shape draw:style-name="gr6" draw:text-style-name="P6" draw:layer="layout" svg:width="2.631cm" svg:height="2.354cm" svg:x="1.569cm" svg:y="10.615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39cm" svg:height="1.427cm" svg:x="1.061cm" svg:y="10.2cm">
          <draw:text-box>
            <text:p text:style-name="P7"><text:span text:style-name="T2">l_node</text:span></text:p>
          </draw:text-box>
        </draw:frame>
        <draw:custom-shape draw:style-name="gr6" draw:text-style-name="P6" draw:layer="layout" svg:width="2.631cm" svg:height="2.354cm" svg:x="6.108cm" svg:y="10.646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cm" svg:height="1.427cm" svg:x="5.6cm" svg:y="10.231cm">
          <draw:text-box>
            <text:p text:style-name="P7"><text:span text:style-name="T2">r_node</text:span></text:p>
          </draw:text-box>
        </draw:frame>
        <draw:custom-shape draw:style-name="gr6" draw:text-style-name="P6" draw:layer="layout" svg:width="2.631cm" svg:height="2.354cm" svg:x="21.2cm" svg:y="7.046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77cm" svg:height="0.839cm" svg:x="20.4cm" svg:y="6.561cm">
          <draw:text-box>
            <text:p text:style-name="P7"><text:span text:style-name="T2">Root</text:span></text:p>
          </draw:text-box>
        </draw:frame>
        <draw:custom-shape draw:style-name="gr6" draw:text-style-name="P6" draw:layer="layout" svg:width="2.631cm" svg:height="2.354cm" svg:x="19.108cm" svg:y="3.246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77cm" svg:height="0.839cm" svg:x="18.6cm" svg:y="2.831cm">
          <draw:text-box>
            <text:p text:style-name="P7"><text:span text:style-name="T2">Left</text:span></text:p>
          </draw:text-box>
        </draw:frame>
        <draw:custom-shape draw:style-name="gr6" draw:text-style-name="P6" draw:layer="layout" svg:width="2.631cm" svg:height="2.354cm" svg:x="23.477cm" svg:y="10.677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77cm" svg:height="0.839cm" svg:x="22.969cm" svg:y="10.262cm">
          <draw:text-box>
            <text:p text:style-name="P7"><text:span text:style-name="T2">Right</text:span></text:p>
          </draw:text-box>
        </draw:frame>
        <draw:custom-shape draw:style-name="gr6" draw:text-style-name="P6" draw:layer="layout" svg:width="2.631cm" svg:height="2.354cm" svg:x="16.969cm" svg:y="7.046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631cm" svg:height="2.354cm" svg:x="18.769cm" svg:y="10.846cm">
          <text:p text:style-name="P6"><text:span text:style-name="T1">price</text:span></text:p>
          <text:p text:style-name="P6"><text:span text:style-name="T1">num</text:span></text:p>
          <text:p text:style-name="P6"><text:span text:style-name="T1">l_sum</text:span></text:p>
          <text:p text:style-name="P6"><text:span text:style-name="T1">r_sum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cm" svg:height="1.427cm" svg:x="18.261cm" svg:y="10.431cm">
          <draw:text-box>
            <text:p text:style-name="P7"><text:span text:style-name="T2">r_node</text:span></text:p>
          </draw:text-box>
        </draw:frame>
        <draw:line draw:style-name="gr3" draw:text-style-name="P4" draw:layer="layout" svg:x1="3.8cm" svg:y1="10.2cm" svg:x2="4.4cm" svg:y2="9.4cm">
          <text:p/>
        </draw:line>
        <draw:line draw:style-name="gr3" draw:text-style-name="P4" draw:layer="layout" svg:x1="6.6cm" svg:y1="10.231cm" svg:x2="6cm" svg:y2="9.4cm">
          <text:p/>
        </draw:line>
        <draw:custom-shape draw:style-name="gr9" draw:text-style-name="P3" draw:layer="layout" svg:width="1.4cm" svg:height="1.4cm" svg:x="2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739cm" svg:height="1.427cm" svg:x="15.939cm" svg:y="6.604cm">
          <draw:text-box>
            <text:p text:style-name="P7"><text:span text:style-name="T2">l_node</text:span></text:p>
          </draw:text-box>
        </draw:frame>
        <draw:custom-shape draw:style-name="gr9" draw:text-style-name="P3" draw:layer="layout" svg:width="1.4cm" svg:height="1.4cm" svg:x="15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8cm" svg:y1="13.2cm" svg:x2="2.8cm" svg:y2="14cm">
          <text:p/>
        </draw:line>
        <draw:line draw:style-name="gr3" draw:text-style-name="P4" draw:layer="layout" svg:x1="17.2cm" svg:y1="9.8cm" svg:x2="16.2cm" svg:y2="11cm">
          <text:p/>
        </draw:line>
        <draw:line draw:style-name="gr3" draw:text-style-name="P4" draw:layer="layout" svg:x1="21.8cm" svg:y1="9.8cm" svg:x2="21.2cm" svg:y2="10.6cm">
          <text:p/>
        </draw:line>
        <draw:line draw:style-name="gr3" draw:text-style-name="P4" draw:layer="layout" svg:x1="23.8cm" svg:y1="9.8cm" svg:x2="24.2cm" svg:y2="10.4cm">
          <text:p/>
        </draw:line>
        <draw:custom-shape draw:style-name="gr10" draw:text-style-name="P9" draw:layer="layout" svg:width="2.6cm" svg:height="2.2cm" svg:x="12.6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draw:style-name="standard" draw:layer="layout" svg:width="4.739cm" svg:height="4.969cm" svg:x="0.813cm" svg:y="2.65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3" table:default-cell-style-name="ce2">
              <table:table-cell>
                <text:p text:style-name="P3">60</text:p>
              </table:table-cell>
              <table:table-cell>
                <text:p text:style-name="P3">1</text:p>
              </table:table-cell>
            </table:table-row>
            <table:table-row table:style-name="ro3" table:default-cell-style-name="ce2">
              <table:table-cell>
                <text:p text:style-name="P3">80</text:p>
              </table:table-cell>
              <table:table-cell>
                <text:p text:style-name="P3">1</text:p>
              </table:table-cell>
            </table:table-row>
            <table:table-row table:style-name="ro4" table:default-cell-style-name="ce2">
              <table:table-cell>
                <text:p text:style-name="P3">100</text:p>
              </table:table-cell>
              <table:table-cell>
                <text:p text:style-name="P3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2" draw:layer="layout" svg:width="2.4cm" svg:height="1.673cm" svg:x="1.139cm" svg:y="1.19cm">
          <draw:text-box>
            <text:p>price</text:p>
          </draw:text-box>
        </draw:frame>
        <draw:frame draw:style-name="gr12" draw:text-style-name="P2" draw:layer="layout" svg:width="2cm" svg:height="0.962cm" svg:x="3.539cm" svg:y="1.204cm">
          <draw:text-box>
            <text:p>num</text:p>
          </draw:text-box>
        </draw:frame>
        <draw:frame draw:style-name="standard" draw:layer="layout" svg:width="4.455cm" svg:height="1.998cm" svg:x="6.227cm" svg:y="0.317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 table:default-cell-style-name="ce2">
              <table:table-cell>
                <text:p text:style-name="P3">70</text:p>
              </table:table-cell>
              <table:table-cell>
                <text:p text:style-name="P3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8" draw:layer="layout" svg:width="4cm" svg:height="2.132cm" svg:x="6.739cm" svg:y="2.566cm">
          <draw:text-box>
            <text:p text:style-name="P7"><text:span text:style-name="T1">除了自己，</text:span><text:span text:style-name="T1">还要把栈顶</text:span><text:span text:style-name="T1">60</text:span><text:span text:style-name="T1">的次数</text:span><text:span text:style-name="T1">“吃掉”</text:span></text:p>
          </draw:text-box>
        </draw:frame>
        <draw:custom-shape draw:style-name="gr14" draw:text-style-name="P3" draw:layer="layout" svg:width="4.6cm" svg:height="1.6cm" svg:x="6.539cm" svg:y="4.96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39cm" svg:height="4.969cm" svg:x="11.939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3" table:default-cell-style-name="ce2">
              <table:table-cell>
                <text:p text:style-name="P3">70</text:p>
              </table:table-cell>
              <table:table-cell>
                <text:p text:style-name="P3">2</text:p>
              </table:table-cell>
            </table:table-row>
            <table:table-row table:style-name="ro3" table:default-cell-style-name="ce2">
              <table:table-cell>
                <text:p text:style-name="P3">80</text:p>
              </table:table-cell>
              <table:table-cell>
                <text:p text:style-name="P3">1</text:p>
              </table:table-cell>
            </table:table-row>
            <table:table-row table:style-name="ro4" table:default-cell-style-name="ce2">
              <table:table-cell>
                <text:p text:style-name="P3">100</text:p>
              </table:table-cell>
              <table:table-cell>
                <text:p text:style-name="P3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2" draw:layer="layout" svg:width="2.4cm" svg:height="1.673cm" svg:x="12.265cm" svg:y="1.166cm">
          <draw:text-box>
            <text:p>price</text:p>
          </draw:text-box>
        </draw:frame>
        <draw:frame draw:style-name="gr12" draw:text-style-name="P2" draw:layer="layout" svg:width="2cm" svg:height="0.962cm" svg:x="14.665cm" svg:y="1.18cm">
          <draw:text-box>
            <text:p>num</text:p>
          </draw:text-box>
        </draw:frame>
        <draw:frame draw:style-name="standard" draw:layer="layout" svg:width="4.739cm" svg:height="5.485cm" svg:x="0.6cm" svg:y="10.031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5" table:default-cell-style-name="ce2">
              <table:table-cell>
                <text:p text:style-name="P3">60</text:p>
              </table:table-cell>
              <table:table-cell>
                <text:p text:style-name="P3">1</text:p>
              </table:table-cell>
            </table:table-row>
            <table:table-row table:style-name="ro5" table:default-cell-style-name="ce2">
              <table:table-cell>
                <text:p text:style-name="P3">70</text:p>
              </table:table-cell>
              <table:table-cell>
                <text:p text:style-name="P3">2</text:p>
              </table:table-cell>
            </table:table-row>
            <table:table-row table:style-name="ro5" table:default-cell-style-name="ce2">
              <table:table-cell>
                <text:p text:style-name="P3">80</text:p>
              </table:table-cell>
              <table:table-cell>
                <text:p text:style-name="P3">1</text:p>
              </table:table-cell>
            </table:table-row>
            <table:table-row table:style-name="ro6" table:default-cell-style-name="ce2">
              <table:table-cell>
                <text:p text:style-name="P3">100</text:p>
              </table:table-cell>
              <table:table-cell>
                <text:p text:style-name="P3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2" draw:layer="layout" svg:width="2.4cm" svg:height="1.673cm" svg:x="0.926cm" svg:y="8.566cm">
          <draw:text-box>
            <text:p>price</text:p>
          </draw:text-box>
        </draw:frame>
        <draw:frame draw:style-name="gr12" draw:text-style-name="P2" draw:layer="layout" svg:width="2cm" svg:height="0.962cm" svg:x="3.326cm" svg:y="8.58cm">
          <draw:text-box>
            <text:p>num</text:p>
          </draw:text-box>
        </draw:frame>
        <draw:custom-shape draw:style-name="gr15" draw:text-style-name="P3" draw:layer="layout" svg:width="5.6cm" svg:height="1.2cm" draw:transform="rotate (-2.81835767612044) translate (11.291cm 8.7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3.2cm" svg:height="0.878cm" svg:x="7cm" svg:y="8cm">
          <draw:text-box>
            <text:p text:style-name="P7"><text:span text:style-name="T1">加入</text:span><text:span text:style-name="T1">60</text:span></text:p>
          </draw:text-box>
        </draw:frame>
        <draw:frame draw:style-name="standard" draw:layer="layout" svg:width="4.455cm" svg:height="1.311cm" svg:x="6.351cm" svg:y="10.755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7" table:default-cell-style-name="ce2">
              <table:table-cell>
                <text:p text:style-name="P3">75</text:p>
              </table:table-cell>
              <table:table-cell>
                <text:p text:style-name="P3">4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6" draw:text-style-name="P8" draw:layer="layout" svg:width="5.6cm" svg:height="1.732cm" svg:x="6.2cm" svg:y="12.268cm">
          <draw:text-box>
            <text:p text:style-name="P7"><text:span text:style-name="T1">除了自己，还要把栈顶</text:span><text:span text:style-name="T1">60</text:span><text:span text:style-name="T1">、</text:span><text:span text:style-name="T1">70</text:span><text:span text:style-name="T1">的次数“吃掉”</text:span></text:p>
          </draw:text-box>
        </draw:frame>
        <draw:custom-shape draw:style-name="gr14" draw:text-style-name="P3" draw:layer="layout" svg:width="4.6cm" svg:height="1.6cm" svg:x="6.512cm" svg:y="13.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39cm" svg:height="4.114cm" svg:x="11.861cm" svg:y="10.06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5" table:default-cell-style-name="ce2">
              <table:table-cell>
                <text:p text:style-name="P3">75</text:p>
              </table:table-cell>
              <table:table-cell>
                <text:p text:style-name="P3">4</text:p>
              </table:table-cell>
            </table:table-row>
            <table:table-row table:style-name="ro5" table:default-cell-style-name="ce2">
              <table:table-cell>
                <text:p text:style-name="P3">80</text:p>
              </table:table-cell>
              <table:table-cell>
                <text:p text:style-name="P3">1</text:p>
              </table:table-cell>
            </table:table-row>
            <table:table-row table:style-name="ro6" table:default-cell-style-name="ce2">
              <table:table-cell>
                <text:p text:style-name="P3">100</text:p>
              </table:table-cell>
              <table:table-cell>
                <text:p text:style-name="P3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2" draw:layer="layout" svg:width="2.4cm" svg:height="1.673cm" svg:x="12.187cm" svg:y="8.6cm">
          <draw:text-box>
            <text:p>price</text:p>
          </draw:text-box>
        </draw:frame>
        <draw:frame draw:style-name="gr12" draw:text-style-name="P2" draw:layer="layout" svg:width="2cm" svg:height="0.962cm" svg:x="14.587cm" svg:y="8.614cm">
          <draw:text-box>
            <text:p>num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23:59:27.477725527</meta:creation-date>
    <meta:generator>LibreOffice/6.0.7.3$Linux_X86_64 LibreOffice_project/00m0$Build-3</meta:generator>
    <dc:date>2019-04-21T00:52:14.823337155</dc:date>
    <meta:editing-duration>PT52M44S</meta:editing-duration>
    <meta:editing-cycles>15</meta:editing-cycles>
    <meta:document-statistic meta:object-count="86"/>
  </office:meta>
</office:document-meta>
</file>